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b40" officeooo:paragraph-rsid="00011b40"/>
    </style:style>
    <style:style style:name="P2" style:family="paragraph" style:parent-style-name="Standard">
      <style:text-properties officeooo:rsid="00011b40" officeooo:paragraph-rsid="0002a522"/>
    </style:style>
    <style:style style:name="P3" style:family="paragraph" style:parent-style-name="Standard">
      <style:text-properties officeooo:rsid="0002a522" officeooo:paragraph-rsid="0003d639"/>
    </style:style>
    <style:style style:name="P4" style:family="paragraph" style:parent-style-name="Standard">
      <style:text-properties officeooo:paragraph-rsid="0002a522"/>
    </style:style>
    <style:style style:name="P5" style:family="paragraph" style:parent-style-name="Standard">
      <style:text-properties officeooo:rsid="0003d639" officeooo:paragraph-rsid="0003d639"/>
    </style:style>
    <style:style style:name="P6" style:family="paragraph" style:parent-style-name="Standard">
      <style:text-properties fo:font-variant="normal" fo:text-transform="none" fo:color="#222222" fo:letter-spacing="normal" officeooo:paragraph-rsid="0002a522"/>
    </style:style>
    <style:style style:name="P7" style:family="paragraph" style:parent-style-name="Standard">
      <style:text-properties fo:font-variant="normal" fo:text-transform="none" fo:color="#222222" fo:letter-spacing="normal" officeooo:rsid="0002a522" officeooo:paragraph-rsid="0002a522"/>
    </style:style>
    <style:style style:name="P8" style:family="paragraph" style:parent-style-name="Standard">
      <style:text-properties fo:font-variant="normal" fo:text-transform="none" fo:color="#222222" fo:letter-spacing="normal" officeooo:rsid="0003d639" officeooo:paragraph-rsid="0003d639"/>
    </style:style>
    <style:style style:name="P9" style:family="paragraph" style:parent-style-name="Standard">
      <style:text-properties officeooo:rsid="00041dfc" officeooo:paragraph-rsid="00041dfc"/>
    </style:style>
    <style:style style:name="P10" style:family="paragraph" style:parent-style-name="Standard">
      <style:text-properties officeooo:rsid="00041dfc" officeooo:paragraph-rsid="00052933"/>
    </style:style>
    <style:style style:name="P11" style:family="paragraph" style:parent-style-name="Standard">
      <style:text-properties officeooo:rsid="0004359d" officeooo:paragraph-rsid="0004359d"/>
    </style:style>
    <style:style style:name="P12" style:family="paragraph" style:parent-style-name="Standard">
      <style:text-properties officeooo:rsid="00052933" officeooo:paragraph-rsid="00052933"/>
    </style:style>
    <style:style style:name="P13" style:family="paragraph" style:parent-style-name="Standard">
      <style:text-properties officeooo:rsid="00052933" officeooo:paragraph-rsid="0009a8a0"/>
    </style:style>
    <style:style style:name="P14" style:family="paragraph" style:parent-style-name="Standard">
      <style:text-properties officeooo:paragraph-rsid="00052933"/>
    </style:style>
    <style:style style:name="P15" style:family="paragraph" style:parent-style-name="Standard">
      <style:text-properties officeooo:rsid="00062d96" officeooo:paragraph-rsid="00062d96"/>
    </style:style>
    <style:style style:name="P16" style:family="paragraph" style:parent-style-name="Standard">
      <style:text-properties officeooo:rsid="00082384" officeooo:paragraph-rsid="00082384"/>
    </style:style>
    <style:style style:name="P17" style:family="paragraph" style:parent-style-name="Standard">
      <style:text-properties officeooo:rsid="0009a8a0" officeooo:paragraph-rsid="0009a8a0"/>
    </style:style>
    <style:style style:name="P18" style:family="paragraph" style:parent-style-name="Standard">
      <style:text-properties fo:font-weight="bold" officeooo:rsid="00052933" officeooo:paragraph-rsid="00052933" style:font-weight-asian="bold" style:font-weight-complex="bold"/>
    </style:style>
    <style:style style:name="T1" style:family="text">
      <style:text-properties officeooo:rsid="00011b40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officeooo:rsid="00011b40"/>
    </style:style>
    <style:style style:name="T4" style:family="text">
      <style:text-properties fo:font-variant="normal" fo:text-transform="none" fo:color="#222222" fo:letter-spacing="normal" officeooo:rsid="0002a522"/>
    </style:style>
    <style:style style:name="T5" style:family="text">
      <style:text-properties fo:font-variant="normal" fo:text-transform="none" fo:color="#222222" fo:letter-spacing="normal" officeooo:rsid="0003d639"/>
    </style:style>
    <style:style style:name="T6" style:family="text">
      <style:text-properties fo:font-variant="normal" fo:text-transform="none" fo:color="#222222" fo:letter-spacing="normal" officeooo:rsid="00041dfc"/>
    </style:style>
    <style:style style:name="T7" style:family="text">
      <style:text-properties fo:font-variant="normal" fo:text-transform="none" fo:color="#222222" fo:letter-spacing="normal" officeooo:rsid="00052933"/>
    </style:style>
    <style:style style:name="T8" style:family="text">
      <style:text-properties fo:font-variant="normal" fo:text-transform="none" fo:color="#222222" fo:letter-spacing="normal" officeooo:rsid="0009a8a0"/>
    </style:style>
    <style:style style:name="T9" style:family="text">
      <style:text-properties fo:font-weight="bold" officeooo:rsid="00052933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9">8.6</text:span></text:p>
      <text:p text:style-name="P6"/>
      <text:p text:style-name="P4"><text:span text:style-name="T4">a. </text:span><text:span text:style-name="T3">∃ </text:span><text:span text:style-name="T1">p estudia(p,frances,primavera,2001)</text:span></text:p>
      <text:p text:style-name="P1"/>
      <text:p text:style-name="P2"><text:span text:style-name="T4">b. </text:span><text:span text:style-name="T2">∀ </text:span><text:span text:style-name="T4">p estudia(p,frances) → aprobar(p,frances)</text:span></text:p>
      <text:p text:style-name="P7"/>
      <text:p text:style-name="P7">c. estudia(p,griego,primavera,2001)</text:p>
      <text:p text:style-name="P7"/>
      <text:p text:style-name="P7">d.</text:p>
      <text:p text:style-name="P7"/>
      <text:p text:style-name="P3"><text:span text:style-name="T2">e. <text:s/>∀</text:span><text:span text:style-name="T5">x compra(x,poliza)→ inteligente(x)</text:span></text:p>
      <text:p text:style-name="P8"/>
      <text:p text:style-name="P3"><text:span text:style-name="T5">f. </text:span><text:span text:style-name="T2"><text:s/></text:span><text:span text:style-name="T3">∃!</text:span><text:span text:style-name="T5"> x compra(x,poliza)</text:span></text:p>
      <text:p text:style-name="P8"/>
      <text:p text:style-name="P5"><text:span text:style-name="T2">g. </text:span><text:span text:style-name="T3">∃</text:span><text:span text:style-name="T2">x <text:s/></text:span><text:span text:style-name="T4">∀</text:span><text:span text:style-name="T2">y vende(poliza,x,y)</text:span></text:p>
      <text:p text:style-name="P8"/>
      <text:p text:style-name="P5"><text:span text:style-name="T2">h. </text:span><text:span text:style-name="T3">∃</text:span><text:span text:style-name="T2">x <text:s/></text:span><text:span text:style-name="T4">∀</text:span><text:span text:style-name="T2">y afeita(x,y)</text:span></text:p>
      <text:p text:style-name="P8"/>
      <text:p text:style-name="P10"><text:span text:style-name="T2">i. </text:span><text:span text:style-name="T4">∀</text:span><text:span text:style-name="T2">x </text:span><text:span text:style-name="T3">∃</text:span><text:span text:style-name="T2">y </text:span><text:span text:style-name="T3">∃</text:span><text:span text:style-name="T2">z nacido_en(x,reino_unido) ^ ciudadano(y,reino_unido) ^ ciudadano(z,reino_unido) ^ padre(y,x) ^ madre(z,x)→ ciudadano(x,reino_unido)</text:span></text:p>
      <text:p text:style-name="P9"><text:span text:style-name="T2"/></text:p>
      <text:p text:style-name="P11"><text:span text:style-name="T2">j. </text:span><text:span text:style-name="T3">∃</text:span><text:span text:style-name="T6">x </text:span><text:span text:style-name="T3">∃</text:span><text:span text:style-name="T6">y </text:span><text:span text:style-name="T3">∃</text:span><text:span text:style-name="T6">z </text:span><text:span text:style-name="T2">¬</text:span><text:span text:style-name="T6">nacido_en(x,reino_unido) ^ </text:span><text:span text:style-name="T2">(</text:span><text:span text:style-name="T6">ciudadano(y,reino_unido) </text:span><text:span text:style-name="T2">v</text:span><text:span text:style-name="T6"> ciudadano(z,reino_unido)</text:span><text:span text:style-name="T2">)</text:span><text:span text:style-name="T6"> ^ padre(y,x) ^ madre(z,x)→ ciudadano(x,reino_unido)</text:span></text:p>
      <text:p text:style-name="P11"><text:span text:style-name="T6"/></text:p>
      <text:p text:style-name="P18"><text:span text:style-name="T6">8.</text:span><text:span text:style-name="T2">7</text:span></text:p>
      <text:p text:style-name="P12"><text:span text:style-name="T2"/></text:p>
      <text:p text:style-name="P10"><text:span text:style-name="T4">∀ </text:span><text:span text:style-name="T7">x </text:span><text:span text:style-name="T4">∀</text:span><text:span text:style-name="T7">l <text:s/>nacionalidad(x,aleman)→ habla(x,l)</text:span></text:p>
      <text:p text:style-name="P10"><text:span text:style-name="T7"/></text:p>
      <text:p text:style-name="P18"><text:span text:style-name="T2">8.8</text:span></text:p>
      <text:p text:style-name="P12"><text:span text:style-name="T2"/></text:p>
      <text:p text:style-name="P12"><text:span text:style-name="T2">masculino es esposo de femenino</text:span></text:p>
      <text:p text:style-name="P12"><text:span text:style-name="T2"/></text:p>
      <text:p text:style-name="P18"><text:span text:style-name="T2">4.</text:span></text:p>
      <text:p text:style-name="P12"><text:span text:style-name="T2">a. </text:span><text:span text:style-name="T3">∃</text:span><text:span text:style-name="T6">x </text:span><text:span text:style-name="T2">planta(x)^¬tiene_flores(x) </text:span></text:p>
      <text:p text:style-name="P12"><text:span text:style-name="T2">b. </text:span><text:span text:style-name="T4">∀</text:span><text:span text:style-name="T6">x </text:span><text:span text:style-name="T2">edificio(x)→ habitable(x)</text:span></text:p>
      <text:p text:style-name="P13"><text:span text:style-name="T2">c. </text:span><text:span text:style-name="T4">∀</text:span><text:span text:style-name="T6">x </text:span><text:span text:style-name="T3">∃</text:span><text:span text:style-name="T8">y delito(x) → causa(y)</text:span></text:p>
      <text:p text:style-name="P15"><text:span text:style-name="T2">d. </text:span><text:span text:style-name="T3">∃</text:span><text:span text:style-name="T6">x </text:span><text:span text:style-name="T2">persona(x) → ¬soportable(x)</text:span></text:p>
      <text:p text:style-name="P16"><text:span text:style-name="T2">e. </text:span><text:span text:style-name="T3">∃</text:span><text:span text:style-name="T6">x </text:span><text:span text:style-name="T2">persona(x) ^ ¬come(x,carne)</text:span></text:p>
      <text:p text:style-name="P17"><text:span text:style-name="T2">f.</text:span></text:p>
      <text:p text:style-name="P17"><text:span text:style-name="T2">g. </text:span><text:span text:style-name="T4">∀</text:span><text:span text:style-name="T6">x </text:span><text:span text:style-name="T2">asesino(x)→ ¬bondadoso(x)</text:span></text:p>
      <text:p text:style-name="P17"><text:span text:style-name="T2">h. </text:span><text:span text:style-name="T4">∀</text:span><text:span text:style-name="T6">x </text:span><text:span text:style-name="T2">estudia(x)→ aprueba(x)</text:span></text:p>
      <text:p text:style-name="P17"><text:span text:style-name="T2">i. </text:span><text:span text:style-name="T3">∃</text:span><text:span text:style-name="T6">x </text:span><text:span text:style-name="T2">animal(x)→ ¬ racional(x)</text:span></text:p>
      <text:p text:style-name="P17"><text:span text:style-name="T2"/></text:p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11:42.773709620</meta:creation-date>
    <dc:date>2019-03-29T21:16:30.602246530</dc:date>
    <meta:editing-duration>PT16M3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08" meta:character-count="856" meta:non-whitespace-character-count="767"/>
  </office:meta>
</office:document-meta>
</file>